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1.8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default-cell-style-name="ce4"/>
        <table:table-row table:style-name="ro2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na Valeur=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RSS non groupé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na Blan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68 Liste des codes : NOEMIE OC entité EXE-SPE annexe 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70 Date de l'acte. Attention format de date différ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76 4+1</text:p>
          </table:table-cell>
          <table:table-cell/>
          <table:table-cell office:value-type="string" calcext:value-type="string">
            <text:p>4+1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81 Attention format différent : compléter par 0 dev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83 4+2</text:p>
          </table:table-cell>
          <table:table-cell/>
          <table:table-cell office:value-type="string" calcext:value-type="string">
            <text:p>4+2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89 Compléter par « 0 » dev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91 5+2 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98 6+2. Attention format différent : compléter par 0 devant 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108 6+2. Attention format différent : compléter par 0 devant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115 6+2. Attention format différent : compléter par 0 devant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123 5+2. Attention format différent : compléter par 0 devant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Filler</text:p>
          </table:table-cell>
          <table:table-cell office:value-type="string" calcext:value-type="string">
            <text:p>F1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Type d’unité fonctionnelle de consultations</text:p>
          </table:table-cell>
          <table:table-cell office:value-type="string" calcext:value-type="string">
            <text:p>TUF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ote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 CP 71 1+4</text:p>
          </table:table-cell>
          <table:table-cell/>
          <table:table-cell office:value-type="string" calcext:value-type="string">
            <text:p>1+4</text:p>
          </table:table-cell>
        </table:table-row>
        <table:table-row table:style-name="ro2">
          <table:table-cell office:value-type="string" calcext:value-type="string">
            <office:annotation draw:style-name="gr9" draw:text-style-name="P1" svg:width="12.587cm" svg:height="5.366cm" svg:x="1.933cm" svg:y="15.001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2" table:number-rows-repeated="104854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1">
          <table:table-cell office:value-type="string" calcext:value-type="string">
            <text:p>Infos du RSFA, prises sur le manuel PREFACE 2.6.2.0 au paragraphe 6.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 format est applicable à partir de M03 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70%" style:writing-mode="lr-tb" style:print="charts drawings grid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24:44.5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26:11.318000000</dc:date>
    <meta:editing-duration>PT2H35M18S</meta:editing-duration>
    <meta:editing-cycles>43</meta:editing-cycles>
    <meta:document-statistic meta:table-count="2" meta:cell-count="321" meta:object-count="0"/>
  </office:meta>
</office:document-meta>
</file>